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0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B" style:family="table-column">
      <style:table-column-properties style:column-width="4.397cm" style:rel-column-width="16384*"/>
    </style:style>
    <style:style style:name="Tabla8.D" style:family="table-column">
      <style:table-column-properties style:column-width="4.397cm" style:rel-column-width="1638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3">Función del requerimiento: <text:span text:style-name="T1">Permitir la autentificación y el acceso al sistema a los empleados registrados.</text:span></text:p>
          </table:table-cell>
          <table:covered-table-cell/>
          <table:table-cell table:style-name="Tabla2.C1" office:value-type="float" office:value="0">
            <text:p text:style-name="P1">Identificador</text:p>
          </table:table-cell>
          <table:table-cell table:style-name="Tabla2.D1" office:value-type="float" office:value="36953">
            <text:p text:style-name="Standard">3.3.1</text:p>
          </table:table-cell>
        </table:table-row>
        <table:table-row>
          <table:table-cell table:style-name="Tabla2.A2" office:value-type="string">
            <text:p text:style-name="P11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11">Tipo de requerimiento</text:p>
          </table:table-cell>
          <table:table-cell table:style-name="Tabla2.D2" office:value-type="string">
            <text:p text:style-name="P14">Funcional</text:p>
          </table:table-cell>
        </table:table-row>
        <table:table-row>
          <table:table-cell table:style-name="Tabla2.A2" office:value-type="string">
            <text:p text:style-name="P11">Creado por</text:p>
          </table:table-cell>
          <table:table-cell table:style-name="Tabla2.A2" office:value-type="string">
            <text:p text:style-name="Standard">Edgar Andrés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P5">11 Septiembre 201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Standard"/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/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D2" table:number-columns-spanned="3" office:value-type="string">
            <text:p text:style-name="P15">El sistema debe permitir la autentificación a los empleados y el acceso a su información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entrada</text:p>
          </table:table-cell>
          <table:table-cell table:style-name="Tabla2.D2" table:number-columns-spanned="3" office:value-type="string">
            <text:p text:style-name="P17">El sistema le solicitara al empleado ingresar su login y contraseñ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salida</text:p>
          </table:table-cell>
          <table:table-cell table:style-name="Tabla2.D2" table:number-columns-spanned="3" office:value-type="string">
            <text:p text:style-name="P17">El sistema autentificará al empleado y habilitara nuevas funcionalidades de acuerdo a su perfil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sultados esperados</text:p>
          </table:table-cell>
          <table:table-cell table:style-name="Tabla2.D2" table:number-columns-spanned="3" office:value-type="string">
            <text:p text:style-name="P17">El sistema, al verificar el acceso, permitirá nuevas opciones que el usuario podrá realiz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Origen</text:p>
          </table:table-cell>
          <table:table-cell table:style-name="Tabla2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irigido a</text:p>
          </table:table-cell>
          <table:table-cell table:style-name="Tabla2.D2" table:number-columns-spanned="3" office:value-type="string">
            <text:p text:style-name="P17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Prioridad</text:p>
          </table:table-cell>
          <table:table-cell table:style-name="Tabla2.B11" table:number-columns-spanned="3" office:value-type="float" office:value="5">
            <text:p text:style-name="P17">5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querimientos asociados</text:p>
          </table:table-cell>
          <table:table-cell table:style-name="Tabla2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2">Precondiciones</text:p>
          </table:table-cell>
          <table:table-cell table:style-name="Tabla2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Poscondiciones</text:p>
          </table:table-cell>
          <table:table-cell table:style-name="Tabla2.D2" table:number-columns-spanned="3" office:value-type="string">
            <text:p text:style-name="P17">Acceso al sistema con un nuevo perfil de usuari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Criterio de aceptación</text:p>
          </table:table-cell>
          <table:table-cell table:style-name="Tabla2.D2" table:number-columns-spanned="3" office:value-type="string">
            <text:p text:style-name="P17">El requerimiento es aceptado si un empleado previamente registrado puede <text:s/>acceder al sistema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13">Función del requerimiento: <text:span text:style-name="T1">Permitir que los empleados que han accedido al sistema puedan salir de el.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3.2</text:p>
          </table:table-cell>
        </table:table-row>
        <table:table-row>
          <table:table-cell table:style-name="Tabla3.A2" office:value-type="string">
            <text:p text:style-name="P11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11">Tipo de requerimiento</text:p>
          </table:table-cell>
          <table:table-cell table:style-name="Tabla3.D2" office:value-type="string">
            <text:p text:style-name="P14">Funcional</text:p>
          </table:table-cell>
        </table:table-row>
        <table:table-row>
          <table:table-cell table:style-name="Tabla3.A2" office:value-type="string">
            <text:p text:style-name="P11">Creado por</text:p>
          </table:table-cell>
          <table:table-cell table:style-name="Tabla3.A2" office:value-type="string">
            <text:p text:style-name="Standard">Edgar Andrés Moncada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5">11 Septiembre 2011</text:p>
          </table:table-cell>
        </table:table-row>
        <table:table-row>
          <table:table-cell table:style-name="Tabla3.A2" office:value-type="string">
            <text:p text:style-name="P11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D2" table:number-columns-spanned="3" office:value-type="string">
            <text:p text:style-name="P15">El sistema debe permitir el cierre de sesión a los empleados que previamente accedieron a el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entrada</text:p>
          </table:table-cell>
          <table:table-cell table:style-name="Tabla3.D2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salida</text:p>
          </table:table-cell>
          <table:table-cell table:style-name="Tabla3.D2" table:number-columns-spanned="3" office:value-type="string">
            <text:p text:style-name="P17">El sistema cerrará la sesión activa del usuario y le confirmara que se realizo la operación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sultados esperados</text:p>
          </table:table-cell>
          <table:table-cell table:style-name="Tabla3.D2" table:number-columns-spanned="3" office:value-type="string">
            <text:p text:style-name="P17">El sistema debe de quitar las funcionalidades del perfil del empleado y mostrar la ventana de ingres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Origen</text:p>
          </table:table-cell>
          <table:table-cell table:style-name="Tabla3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irigido a</text:p>
          </table:table-cell>
          <table:table-cell table:style-name="Tabla3.D2" table:number-columns-spanned="3" office:value-type="string">
            <text:p text:style-name="P16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Prioridad</text:p>
          </table:table-cell>
          <table:table-cell table:style-name="Tabla3.B11" table:number-columns-spanned="3" office:value-type="float" office:value="5">
            <text:p text:style-name="P16">5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querimientos asociados</text:p>
          </table:table-cell>
          <table:table-cell table:style-name="Tabla3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2">Precondiciones</text:p>
          </table:table-cell>
          <table:table-cell table:style-name="Tabla3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Poscondiciones</text:p>
          </table:table-cell>
          <table:table-cell table:style-name="Tabla3.D2" table:number-columns-spanned="3" office:value-type="string">
            <text:p text:style-name="P17">Acceso al sistema con un nuevo perfil de usuar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Criterio de aceptación</text:p>
          </table:table-cell>
          <table:table-cell table:style-name="Tabla3.D2" table:number-columns-spanned="3" office:value-type="string">
            <text:p text:style-name="P17">El requerimiento es aceptado si el perfil del empleado cambia al perfil general o normal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ext:soft-page-break/>
        <table:table-row>
          <table:table-cell table:style-name="Tabla1.A1" table:number-columns-spanned="2" office:value-type="string">
            <text:p text:style-name="P13">Función del requerimiento:<text:span text:style-name="T1"> Realizar el registro en la base de datos de nuevos empleados en el sistema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3.3</text:p>
          </table:table-cell>
        </table:table-row>
        <table:table-row>
          <table:table-cell table:style-name="Tabla1.A2" office:value-type="string">
            <text:p text:style-name="P11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11">Tipo de requerimiento</text:p>
          </table:table-cell>
          <table:table-cell table:style-name="Tabla1.D2" office:value-type="string">
            <text:p text:style-name="P14">Funcional</text:p>
          </table:table-cell>
        </table:table-row>
        <table:table-row>
          <table:table-cell table:style-name="Tabla1.A2" office:value-type="string">
            <text:p text:style-name="P11">Creado por</text:p>
          </table:table-cell>
          <table:table-cell table:style-name="Tabla1.A2" office:value-type="string">
            <text:p text:style-name="Standard">Edgar Andrés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P5">11 Septiembre 2011</text:p>
          </table:table-cell>
        </table:table-row>
        <table:table-row>
          <table:table-cell table:style-name="Tabla1.A2" office:value-type="string">
            <text:p text:style-name="P11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D2" table:number-columns-spanned="3" office:value-type="string">
            <text:p text:style-name="P7">El sistema debe permitir que los datos de los empleados sean ingresado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entrada</text:p>
          </table:table-cell>
          <table:table-cell table:style-name="Tabla1.D2" table:number-columns-spanned="3" office:value-type="string">
            <text:p text:style-name="P4">El sistema le pedirá al usuario que ingrese los siguientes datos: <text:s/>nombres, apellidos, teléfono, fecha nacimiento, cédula, email, salario, dirección, fecha de ingreso y cargo(auxiliar, operador, directivo, conductor). Si el empleado es conductor, se debe poder añadir su número de licencia de conduci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salida</text:p>
          </table:table-cell>
          <table:table-cell table:style-name="Tabla1.D2" table:number-columns-spanned="3" office:value-type="string">
            <text:p text:style-name="P4">El sistema mostrara un cuadro de confirmación para indicar que los datos fueron almacenados exitos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sultados esperados</text:p>
          </table:table-cell>
          <table:table-cell table:style-name="Tabla1.D2" table:number-columns-spanned="3" office:value-type="string">
            <text:p text:style-name="P4">El sistema deberá almacenar en la base de datos la información relacionada con el nuevo emple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Origen</text:p>
          </table:table-cell>
          <table:table-cell table:style-name="Tabla1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irigido a</text:p>
          </table:table-cell>
          <table:table-cell table:style-name="Tabla1.D2" table:number-columns-spanned="3" office:value-type="string">
            <text:p text:style-name="P17">Empleados: Gerente del sistema, Director de Recursos Humanos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asociados</text:p>
          </table:table-cell>
          <table:table-cell table:style-name="Tabla1.D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D2" table:number-columns-spanned="3" office:value-type="string">
            <text:p text:style-name="P4">El nuevo empleado no debe estar en la base de datos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D2" table:number-columns-spanned="3" office:value-type="string">
            <text:p text:style-name="P4">Los datos del empleado quedaran almacenados en el sistema y permitirán que este pueda accede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Criterio de aceptación</text:p>
          </table:table-cell>
          <table:table-cell table:style-name="Tabla1.D2" table:number-columns-spanned="3" office:value-type="string">
            <text:p text:style-name="P17">El requerimiento es aceptado si los datos que se ingresan quedan almacenados en 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13">Función del requerimiento: <text:span text:style-name="T1">Permitir la modificación de los datos de un empleado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3.4</text:p>
          </table:table-cell>
        </table:table-row>
        <table:table-row>
          <table:table-cell table:style-name="Tabla4.A2" office:value-type="string">
            <text:p text:style-name="P11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11">Tipo de requerimiento</text:p>
          </table:table-cell>
          <table:table-cell table:style-name="Tabla4.D2" office:value-type="string">
            <text:p text:style-name="P14">Funcional</text:p>
          </table:table-cell>
        </table:table-row>
        <table:table-row>
          <table:table-cell table:style-name="Tabla4.A2" office:value-type="string">
            <text:p text:style-name="P11">Creado por</text:p>
          </table:table-cell>
          <table:table-cell table:style-name="Tabla4.A2" office:value-type="string">
            <text:p text:style-name="Standard">Edgar Andrés Moncada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5">11 Septiembre 2011</text:p>
          </table:table-cell>
        </table:table-row>
        <table:table-row>
          <table:table-cell table:style-name="Tabla4.A2" office:value-type="string">
            <text:p text:style-name="P11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D2" table:number-columns-spanned="3" office:value-type="string">
            <text:p text:style-name="P7">El sistema debe permitir al empleado cambiar los datos que están almacenados en el sistema, con excepción de su número de cédul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entrada</text:p>
          </table:table-cell>
          <table:table-cell table:style-name="Tabla4.D2" table:number-columns-spanned="3" office:value-type="string">
            <text:p text:style-name="P4">El sistema mostrara los datos del usuario que podrá modifica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salida</text:p>
          </table:table-cell>
          <table:table-cell table:style-name="Tabla4.D2" table:number-columns-spanned="3" office:value-type="string">
            <text:p text:style-name="P4">El sistema mostrara un cuadro de confirmación de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sultados esperados</text:p>
          </table:table-cell>
          <table:table-cell table:style-name="Tabla4.D2" table:number-columns-spanned="3" office:value-type="string">
            <text:p text:style-name="P4">El sistema actualizara los datos registrados que el usuario a mod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Origen</text:p>
          </table:table-cell>
          <table:table-cell table:style-name="Tabla4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irigido a</text:p>
          </table:table-cell>
          <table:table-cell table:style-name="Tabla4.D2" table:number-columns-spanned="3" office:value-type="string">
            <text:p text:style-name="P17">Empleados: Conductores, Auxiliares del servicio al cliente, Directores de las estaciones y Gerente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Prioridad</text:p>
          </table:table-cell>
          <table:table-cell table:style-name="Tabla4.D2" table:number-columns-spanned="3" office:value-type="string">
            <text:p text:style-name="P4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querimientos asociados</text:p>
          </table:table-cell>
          <table:table-cell table:style-name="Tabla4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D2" table:number-columns-spanned="3" office:value-type="string">
            <text:p text:style-name="P4">El usuario debe de estar registrado como un empleado en el sistema y debe de haberse autent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D2" table:number-columns-spanned="3" office:value-type="string">
            <text:p text:style-name="P4">Los datos del empleado quedarán actualizados y almacenados en la base de dato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Criterio de aceptación</text:p>
          </table:table-cell>
          <table:table-cell table:style-name="Tabla4.D2" table:number-columns-spanned="3" office:value-type="string">
            <text:p text:style-name="P17">El requerimiento es aceptado si al modificar los datos, estos se actualizan en la base de dat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3">Función del requerimiento:<text:span text:style-name="T1"> Permitir la eliminación de los empleados en e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3.5</text:p>
          </table:table-cell>
        </table:table-row>
        <table:table-row>
          <table:table-cell table:style-name="Tabla5.A2" office:value-type="string">
            <text:p text:style-name="P11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11">Tipo de requerimiento</text:p>
          </table:table-cell>
          <table:table-cell table:style-name="Tabla5.D2" office:value-type="string">
            <text:p text:style-name="P14">Funcional</text:p>
          </table:table-cell>
        </table:table-row>
        <table:table-row>
          <table:table-cell table:style-name="Tabla5.A2" office:value-type="string">
            <text:p text:style-name="P11">Creado por</text:p>
          </table:table-cell>
          <table:table-cell table:style-name="Tabla5.A2" office:value-type="string">
            <text:p text:style-name="Standard">Edgar Andrés Moncada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5">11 Septiembre 2011</text:p>
          </table:table-cell>
        </table:table-row>
        <table:table-row>
          <table:table-cell table:style-name="Tabla5.A2" office:value-type="string">
            <text:p text:style-name="P11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1">Descripción</text:p>
          </table:table-cell>
          <table:table-cell table:style-name="Tabla5.D2" table:number-columns-spanned="3" office:value-type="string">
            <text:p text:style-name="P7">El sistema debe permitir eliminar lógicamente un empleado, esto quiere decir que el estado de dicho empleado será inactivo, por lo que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entrada</text:p>
          </table:table-cell>
          <table:table-cell table:style-name="Tabla5.D2" table:number-columns-spanned="3" office:value-type="string">
            <text:p text:style-name="P4">El sistema solicitara al usuario que ingrese la cédula del empleado al que se desea elimin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salida</text:p>
          </table:table-cell>
          <table:table-cell table:style-name="Tabla5.D2" table:number-columns-spanned="3" office:value-type="string">
            <text:p text:style-name="P4">El sistema mostrara un cuadro de confirmación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sultados esperados</text:p>
          </table:table-cell>
          <table:table-cell table:style-name="Tabla5.D2" table:number-columns-spanned="3" office:value-type="string">
            <text:p text:style-name="P4">Los datos del empleado quedarán almacenados en la base de datos pero el usuario eliminado ya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Origen</text:p>
          </table:table-cell>
          <table:table-cell table:style-name="Tabla5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irigido a</text:p>
          </table:table-cell>
          <table:table-cell table:style-name="Tabla5.D2" table:number-columns-spanned="3" office:value-type="string">
            <text:p text:style-name="P17">Empleados: Gerente del sistema, Director de Recursos Humanos, Administrador d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Prioridad</text:p>
          </table:table-cell>
          <table:table-cell table:style-name="Tabla5.D2" table:number-columns-spanned="3" office:value-type="string">
            <text:p text:style-name="P4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querimientos asociados</text:p>
          </table:table-cell>
          <table:table-cell table:style-name="Tabla5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D2" table:number-columns-spanned="3" office:value-type="string">
            <text:p text:style-name="P4">El usuario a eliminar debe de estar registrado en el sistema y el perfil del usuario que esta realizando la operación debe pertenecer al del Gerente del sistema o <text:s/>Director de Recursos Humano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Poscondiciones</text:p>
          </table:table-cell>
          <table:table-cell table:style-name="Tabla5.D2" table:number-columns-spanned="3" office:value-type="string">
            <text:p text:style-name="P4">El usuario quedara inactivo y no podrá acceder de nuevo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Criterio de aceptación</text:p>
          </table:table-cell>
          <table:table-cell table:style-name="Tabla5.D2" table:number-columns-spanned="3" office:value-type="string">
            <text:p text:style-name="P17">El requerimiento es aceptado si al eliminar un empleado este no pueda acceder de nuevo a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3">Función del requerimiento:<text:span text:style-name="T1"> Permitir que solo el administrador del sistema pueda crear, eliminar y modificar usuarios con perfil de director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3.6</text:p>
          </table:table-cell>
        </table:table-row>
        <table:table-row>
          <table:table-cell table:style-name="Tabla6.A2" office:value-type="string">
            <text:p text:style-name="P11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11">Tipo de requerimiento</text:p>
          </table:table-cell>
          <table:table-cell table:style-name="Tabla6.D2" office:value-type="string">
            <text:p text:style-name="P14">Funcional</text:p>
          </table:table-cell>
        </table:table-row>
        <table:table-row>
          <table:table-cell table:style-name="Tabla6.A2" office:value-type="string">
            <text:p text:style-name="P11">Creado por</text:p>
          </table:table-cell>
          <table:table-cell table:style-name="Tabla6.A2" office:value-type="string">
            <text:p text:style-name="Standard">Edgar Andrés Moncada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5">11 Septiembre 2011</text:p>
          </table:table-cell>
        </table:table-row>
        <table:table-row>
          <table:table-cell table:style-name="Tabla6.A2" office:value-type="string">
            <text:p text:style-name="P11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D2" table:number-columns-spanned="3" office:value-type="string">
            <text:p text:style-name="P7">El sistema debe permitir que los perfiles de director solo puedan ser creados, modificados y eliminados por el administrador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entrada</text:p>
          </table:table-cell>
          <table:table-cell table:style-name="Tabla6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salida</text:p>
          </table:table-cell>
          <table:table-cell table:style-name="Tabla6.D2" table:number-columns-spanned="3" office:value-type="string">
            <text:p text:style-name="P4">Este requerimiento no produce ninguna sali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sultados esperados</text:p>
          </table:table-cell>
          <table:table-cell table:style-name="Tabla6.D2" table:number-columns-spanned="3" office:value-type="string">
            <text:p text:style-name="P4">El sistema solo permitirá al administrador del sistema poder gestionar el perfil de 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Origen</text:p>
          </table:table-cell>
          <table:table-cell table:style-name="Tabla6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irigido a</text:p>
          </table:table-cell>
          <table:table-cell table:style-name="Tabla6.D2" table:number-columns-spanned="3" office:value-type="string">
            <text:p text:style-name="P17">Administrador del Sistem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Prioridad</text:p>
          </table:table-cell>
          <table:table-cell table:style-name="Tabla6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querimientos asociados</text:p>
          </table:table-cell>
          <table:table-cell table:style-name="Tabla6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D2" table:number-columns-spanned="3" office:value-type="string">
            <text:p text:style-name="P4">Acceder al sistema como 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Poscondiciones</text:p>
          </table:table-cell>
          <table:table-cell table:style-name="Tabla6.D2" table:number-columns-spanned="3" office:value-type="string">
            <text:p text:style-name="P4">El administrador podrá crear, editar y eliminar usuarios con perfil de 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Criterio de aceptación</text:p>
          </table:table-cell>
          <table:table-cell table:style-name="Tabla6.D2" table:number-columns-spanned="3" office:value-type="string">
            <text:p text:style-name="P17">El requerimiento es aceptado si el administrador es el único capas de crear, editar y modificar a los usuarios con perfil de director.</text:p>
          </table:table-cell>
          <table:covered-table-cell/>
          <table:covered-table-cell/>
        </table:table-row>
      </table:table>
      <text:p text:style-name="Standard"/>
      <text:p text:style-name="P6">REVISAR</text:p>
      <text:p text:style-name="P10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13">Función del requerimiento:<text:span text:style-name="T1"> Permitir a los usuarios con perfil de director crear, eliminar y modificar usuarios con perfiles operador, auxiliar y conductor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3.7</text:p>
          </table:table-cell>
        </table:table-row>
        <table:table-row>
          <table:table-cell table:style-name="Tabla7.A2" office:value-type="string">
            <text:p text:style-name="P11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11">Tipo de requerimiento</text:p>
          </table:table-cell>
          <table:table-cell table:style-name="Tabla7.D2" office:value-type="string">
            <text:p text:style-name="P14">Funcional</text:p>
          </table:table-cell>
        </table:table-row>
        <table:table-row>
          <table:table-cell table:style-name="Tabla7.A2" office:value-type="string">
            <text:p text:style-name="P11">Creado por</text:p>
          </table:table-cell>
          <table:table-cell table:style-name="Tabla7.A2" office:value-type="string">
            <text:p text:style-name="Standard">Edgar Andrés Moncada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5">11 Septiembre 2011</text:p>
          </table:table-cell>
        </table:table-row>
        <table:table-row>
          <table:table-cell table:style-name="Tabla7.A2" office:value-type="string">
            <text:p text:style-name="P11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D2" table:number-columns-spanned="3" office:value-type="string">
            <text:p text:style-name="P7">El sistema debe permitir a los usuarios con perfil de director agregar, editar o modificar a otros usuarios con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entrada</text:p>
          </table:table-cell>
          <table:table-cell table:style-name="Tabla7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salida</text:p>
          </table:table-cell>
          <table:table-cell table:style-name="Tabla7.D2" table:number-columns-spanned="3" office:value-type="string">
            <text:p text:style-name="P4">Este requerimiento no produce ninguna salida sali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sultados esperados</text:p>
          </table:table-cell>
          <table:table-cell table:style-name="Tabla7.D2" table:number-columns-spanned="3" office:value-type="string">
            <text:p text:style-name="P4">El sistema permitirá que el usuario con perfil de director pueda gestionar los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Origen</text:p>
          </table:table-cell>
          <table:table-cell table:style-name="Tabla7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irigido a</text:p>
          </table:table-cell>
          <table:table-cell table:style-name="Tabla7.D2" table:number-columns-spanned="3" office:value-type="string">
            <text:p text:style-name="P17">Directores de las estaciones, Administrador del Sistema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Prioridad</text:p>
          </table:table-cell>
          <table:table-cell table:style-name="Tabla7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querimientos asociados</text:p>
          </table:table-cell>
          <table:table-cell table:style-name="Tabla7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D2" table:number-columns-spanned="3" office:value-type="string">
            <text:p text:style-name="P4">El usuario debe identificarse en el sistema con perfil de dire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Poscondiciones</text:p>
          </table:table-cell>
          <table:table-cell table:style-name="Tabla7.D2" table:number-columns-spanned="3" office:value-type="string">
            <text:p text:style-name="P4">El director podrá crear, editar y eliminar usuarios con los perfiles de operador, auxiliar y condu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Criterio de aceptación</text:p>
          </table:table-cell>
          <table:table-cell table:style-name="Tabla7.D2" table:number-columns-spanned="3" office:value-type="string">
            <text:p text:style-name="P17">El requerimiento es aceptado solo si un usuario con perfil de director puede gestionar la información de los perfiles operador, auxiliar y conductor.</text:p>
          </table:table-cell>
          <table:covered-table-cell/>
          <table:covered-table-cell/>
        </table:table-row>
      </table:table>
      <text:p text:style-name="Standard"/>
      <text:p text:style-name="P6">REVISAR</text:p>
      <text:p text:style-name="P10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2" office:value-type="string">
            <text:p text:style-name="P13">Función del requerimiento:<text:span text:style-name="T1"> Permitir a los usuarios con perfil de operador crear, eliminar y modificar usuarios con perfil auxiliar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3.8</text:p>
          </table:table-cell>
        </table:table-row>
        <table:table-row>
          <table:table-cell table:style-name="Tabla8.A2" office:value-type="string">
            <text:p text:style-name="P11">Estado</text:p>
          </table:table-cell>
          <table:table-cell table:style-name="Tabla8.A2" office:value-type="string">
            <text:p text:style-name="P3">Análisis</text:p>
          </table:table-cell>
          <table:table-cell table:style-name="Tabla8.A2" office:value-type="string">
            <text:p text:style-name="P11">Tipo de requerimiento</text:p>
          </table:table-cell>
          <table:table-cell table:style-name="Tabla8.D2" office:value-type="string">
            <text:p text:style-name="P14">Funcional</text:p>
          </table:table-cell>
        </table:table-row>
        <table:table-row>
          <table:table-cell table:style-name="Tabla8.A2" office:value-type="string">
            <text:p text:style-name="P11">Creado por</text:p>
          </table:table-cell>
          <table:table-cell table:style-name="Tabla8.A2" office:value-type="string">
            <text:p text:style-name="Standard">Edgar Andrés Moncada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5">11 Septiembre 2011</text:p>
          </table:table-cell>
        </table:table-row>
        <table:table-row>
          <table:table-cell table:style-name="Tabla8.A2" office:value-type="string">
            <text:p text:style-name="P11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D2" table:number-columns-spanned="3" office:value-type="string">
            <text:p text:style-name="P7">El sistema debe permitir que los usuarios con perfil de operador agregar, editar o modificar <text:s/>usuarios con perfiles,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entrada</text:p>
          </table:table-cell>
          <table:table-cell table:style-name="Tabla8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salida</text:p>
          </table:table-cell>
          <table:table-cell table:style-name="Tabla8.D2" table:number-columns-spanned="3" office:value-type="string">
            <text:p text:style-name="P4">Este requerimiento no produce ninguna salida salid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sultados esperados</text:p>
          </table:table-cell>
          <table:table-cell table:style-name="Tabla8.D2" table:number-columns-spanned="3" office:value-type="string">
            <text:p text:style-name="P4">El sistema permitirá que el usuario con perfil de director de estación u operador pueda gestionar el perfil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Origen</text:p>
          </table:table-cell>
          <table:table-cell table:style-name="Tabla8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irigido a</text:p>
          </table:table-cell>
          <table:table-cell table:style-name="Tabla8.D2" table:number-columns-spanned="3" office:value-type="string">
            <text:p text:style-name="P17">Auxiliares de servicio al cliente, Administrados del Sistem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Prioridad</text:p>
          </table:table-cell>
          <table:table-cell table:style-name="Tabla8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querimientos asociados</text:p>
          </table:table-cell>
          <table:table-cell table:style-name="Tabla8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D2" table:number-columns-spanned="3" office:value-type="string">
            <text:p text:style-name="P4">El usuario debe autentificarse en el sistema con perfil de operado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Poscondiciones</text:p>
          </table:table-cell>
          <table:table-cell table:style-name="Tabla8.D2" table:number-columns-spanned="3" office:value-type="string">
            <text:p text:style-name="P4">El operador podrá crear, editar y eliminar usuarios con los perfil auxili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Criterio de aceptación</text:p>
          </table:table-cell>
          <table:table-cell table:style-name="Tabla8.D2" table:number-columns-spanned="3" office:value-type="string">
            <text:p text:style-name="P17">El requerimiento es aceptado solo si un usuario con perfil de operador puede gestionar la información del perfil auxiliar.</text:p>
          </table:table-cell>
          <table:covered-table-cell/>
          <table:covered-table-cell/>
        </table:table-row>
      </table:table>
      <text:p text:style-name="Standard"/>
      <text:p text:style-name="P6">REVISAR</text:p>
      <text:p text:style-name="P10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3">Función del requerimiento:<text:span text:style-name="T1"> Permitir la asignación a los conductores de los buses que conducirán y su horario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3.9</text:p>
          </table:table-cell>
        </table:table-row>
        <table:table-row>
          <table:table-cell table:style-name="Tabla9.A2" office:value-type="string">
            <text:p text:style-name="P11">Estado</text:p>
          </table:table-cell>
          <table:table-cell table:style-name="Tabla9.A2" office:value-type="string">
            <text:p text:style-name="P3">Análisis</text:p>
          </table:table-cell>
          <table:table-cell table:style-name="Tabla9.A2" office:value-type="string">
            <text:p text:style-name="P11">Tipo de requerimiento</text:p>
          </table:table-cell>
          <table:table-cell table:style-name="Tabla9.D2" office:value-type="string">
            <text:p text:style-name="P14">Funcional</text:p>
          </table:table-cell>
        </table:table-row>
        <table:table-row>
          <table:table-cell table:style-name="Tabla9.A2" office:value-type="string">
            <text:p text:style-name="P11">Cre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5">11 Septiembre 2011</text:p>
          </table:table-cell>
        </table:table-row>
        <table:table-row>
          <table:table-cell table:style-name="Tabla9.A2" office:value-type="string">
            <text:p text:style-name="P11">Actualizado por</text:p>
          </table:table-cell>
          <table:table-cell table:style-name="Tabla9.A2" office:value-type="string">
            <text:p text:style-name="Standard"/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/>
          </table:table-cell>
        </table:table-row>
        <table:table-row>
          <table:table-cell table:style-name="Tabla9.A2" office:value-type="string">
            <text:p text:style-name="P1">Descripción</text:p>
          </table:table-cell>
          <table:table-cell table:style-name="Tabla9.D2" table:number-columns-spanned="3" office:value-type="string">
            <text:p text:style-name="P7">El sistema debe permitir asignar a un conductor los buses que conducirá y su respectivo horario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entrada</text:p>
          </table:table-cell>
          <table:table-cell table:style-name="Tabla9.D2" table:number-columns-spanned="3" office:value-type="string">
            <text:p text:style-name="P4">El sistema requiere que el usuario ingrese el identificador del conductor, el identificador del bus y el horario en el que lo conducirá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salida</text:p>
          </table:table-cell>
          <table:table-cell table:style-name="Tabla9.D2" table:number-columns-spanned="3" office:value-type="string">
            <text:p text:style-name="P4">El sistema mostrar un cuadro de dialogo indicando el éxito de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sultados esperados</text:p>
          </table:table-cell>
          <table:table-cell table:style-name="Tabla9.D2" table:number-columns-spanned="3" office:value-type="string">
            <text:p text:style-name="P4">El sistema actualizara el estado de la base de datos con la nueva asignación para la conducción del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Origen</text:p>
          </table:table-cell>
          <table:table-cell table:style-name="Tabla9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irigido a</text:p>
          </table:table-cell>
          <table:table-cell table:style-name="Tabla9.D2" table:number-columns-spanned="3" office:value-type="string">
            <text:p text:style-name="P17">Directores de las estaciones y Gerente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Prioridad</text:p>
          </table:table-cell>
          <table:table-cell table:style-name="Tabla9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querimientos asociados</text:p>
          </table:table-cell>
          <table:table-cell table:style-name="Tabla9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D2" table:number-columns-spanned="3" office:value-type="string">
            <text:p text:style-name="P4">Acceder al sistema con perfil de Director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Poscondiciones</text:p>
          </table:table-cell>
          <table:table-cell table:style-name="Tabla9.D2" table:number-columns-spanned="3" office:value-type="string">
            <text:p text:style-name="P4">La información debe ser almacenada en la base de datos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Criterio de aceptación</text:p>
          </table:table-cell>
          <table:table-cell table:style-name="Tabla9.D2" table:number-columns-spanned="3" office:value-type="string">
            <text:p text:style-name="P17">El requerimiento es aceptado si el sistema permite asignar a los conductores los buses y los horarios necesari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3">Función del requerimiento:<text:span text:style-name="T1"> Asignar a cada empleado que lo requiera la estación donde trabajará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3.10</text:p>
          </table:table-cell>
        </table:table-row>
        <table:table-row>
          <table:table-cell table:style-name="Tabla10.A2" office:value-type="string">
            <text:p text:style-name="P11">Estado</text:p>
          </table:table-cell>
          <table:table-cell table:style-name="Tabla10.A2" office:value-type="string">
            <text:p text:style-name="P3">Análisis</text:p>
          </table:table-cell>
          <table:table-cell table:style-name="Tabla10.A2" office:value-type="string">
            <text:p text:style-name="P11">Tipo de requerimiento</text:p>
          </table:table-cell>
          <table:table-cell table:style-name="Tabla10.D2" office:value-type="string">
            <text:p text:style-name="P14">Funcional</text:p>
          </table:table-cell>
        </table:table-row>
        <table:table-row>
          <table:table-cell table:style-name="Tabla10.A2" office:value-type="string">
            <text:p text:style-name="P11">Creado por</text:p>
          </table:table-cell>
          <table:table-cell table:style-name="Tabla10.A2" office:value-type="string">
            <text:p text:style-name="Standard">Edgar Andrés Moncada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Standard">12 Septiembre 2011</text:p>
          </table:table-cell>
        </table:table-row>
        <table:table-row>
          <table:table-cell table:style-name="Tabla10.A2" office:value-type="string">
            <text:p text:style-name="P11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11">Descripción</text:p>
          </table:table-cell>
          <table:table-cell table:style-name="Tabla10.D2" table:number-columns-spanned="3" office:value-type="string">
            <text:p text:style-name="P15">El sistema debe de permitir al usuario con perfil de Director Operativo asignar a los auxiliares y operadores una estación donde trabajara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entrada</text:p>
          </table:table-cell>
          <table:table-cell table:style-name="Tabla10.D2" table:number-columns-spanned="3" office:value-type="string">
            <text:p text:style-name="P17">El sistema solicitará que se ingresen el identificador de la estación y el identificador del auxiliar o del operador al que se va asign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salida</text:p>
          </table:table-cell>
          <table:table-cell table:style-name="Tabla10.D2" table:number-columns-spanned="3" office:value-type="string">
            <text:p text:style-name="P17">El sistema mostrara un cuadro de confirmación de la operación de asignación. Si la operación es fallida se mostrara un mensaje reportando el error correspondi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sultados esperados</text:p>
          </table:table-cell>
          <table:table-cell table:style-name="Tabla10.D2" table:number-columns-spanned="3" office:value-type="string">
            <text:p text:style-name="P17">El sistema debe de almacenar la información para determinar los encargados de las diferentes est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Origen</text:p>
          </table:table-cell>
          <table:table-cell table:style-name="Tabla10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irigido a</text:p>
          </table:table-cell>
          <table:table-cell table:style-name="Tabla10.D2" table:number-columns-spanned="3" office:value-type="string">
            <text:p text:style-name="P17">Director Operativo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Prioridad</text:p>
          </table:table-cell>
          <table:table-cell table:style-name="Tabla10.D2" table:number-columns-spanned="3" office:value-type="string">
            <text:p text:style-name="P17">4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querimientos asociados</text:p>
          </table:table-cell>
          <table:table-cell table:style-name="Tabla10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2">Precondiciones</text:p>
          </table:table-cell>
          <table:table-cell table:style-name="Tabla10.D2" table:number-columns-spanned="3" office:value-type="string">
            <text:p text:style-name="P17">Acceder al sistema con perfil de Director operativo para poder realizar las asign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Poscondiciones</text:p>
          </table:table-cell>
          <table:table-cell table:style-name="Tabla10.D2" table:number-columns-spanned="3" office:value-type="string">
            <text:p text:style-name="P17">La base de datos del sistema es actualizada con la nueva inform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Criterio de aceptación</text:p>
          </table:table-cell>
          <table:table-cell table:style-name="Tabla10.D2" table:number-columns-spanned="3" office:value-type="string">
            <text:p text:style-name="P17">El requerimiento es aceptado si se permite asignar a cada estación los auxiliares y el operador que trabajarán en ell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1">Función del requerimiento:<text:span text:style-name="T1"> Permitir al director consultar a todos los empleados del sistema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3.3.11</text:p>
          </table:table-cell>
        </table:table-row>
        <table:table-row>
          <table:table-cell table:style-name="Tabla11.A2" office:value-type="string">
            <text:p text:style-name="P11">Estado</text:p>
          </table:table-cell>
          <table:table-cell table:style-name="Tabla11.A2" office:value-type="string">
            <text:p text:style-name="P3">Análisis</text:p>
          </table:table-cell>
          <table:table-cell table:style-name="Tabla11.A2" office:value-type="string">
            <text:p text:style-name="P11">Tipo de requerimiento</text:p>
          </table:table-cell>
          <table:table-cell table:style-name="Tabla11.D2" office:value-type="string">
            <text:p text:style-name="P14">Funcional</text:p>
          </table:table-cell>
        </table:table-row>
        <table:table-row>
          <table:table-cell table:style-name="Tabla11.A2" office:value-type="string">
            <text:p text:style-name="P11">Creado por</text:p>
          </table:table-cell>
          <table:table-cell table:style-name="Tabla11.A2" office:value-type="string">
            <text:p text:style-name="Standard">Edgar Andrés Moncada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Standard">12 Septiembre 2011</text:p>
          </table:table-cell>
        </table:table-row>
        <table:table-row>
          <table:table-cell table:style-name="Tabla11.A2" office:value-type="string">
            <text:p text:style-name="P11">Actualiz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3 Septiembre 2011</text:p>
          </table:table-cell>
        </table:table-row>
        <table:table-row>
          <table:table-cell table:style-name="Tabla11.A2" office:value-type="string">
            <text:p text:style-name="P11">Descripción</text:p>
          </table:table-cell>
          <table:table-cell table:style-name="Tabla11.D2" table:number-columns-spanned="3" office:value-type="string">
            <text:p text:style-name="P15">El sistema debe permitir a los directores realizar consultas de los datos de los diferentes empleados que están registrad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entrada</text:p>
          </table:table-cell>
          <table:table-cell table:style-name="Tabla11.D2" table:number-columns-spanned="3" office:value-type="string">
            <text:p text:style-name="P17">El sistema solicitará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salida</text:p>
          </table:table-cell>
          <table:table-cell table:style-name="Tabla11.D2" table:number-columns-spanned="3" office:value-type="string">
            <text:p text:style-name="P17">El sistema desplegará una lista de resultados de consulta a la base de datos con los nombres, apellidos y cargo del empleado, para que el usuario que esté realizando la consulta pueda elegir alguno y ver la información mas detallada. La información que desplegará será: nombres, apellidos, teléfono, fecha nacimiento, cédula, email, salario, dirección, fecha de ingreso y cargo. Si es un conductor, mostrara el número de licencia de conduci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sultados esperados</text:p>
          </table:table-cell>
          <table:table-cell table:style-name="Tabla11.D2" table:number-columns-spanned="3" office:value-type="string">
            <text:p text:style-name="P17">El sistema debe de mostrar todos los empleados que están registrados en 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Origen</text:p>
          </table:table-cell>
          <table:table-cell table:style-name="Tabla11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irigido a</text:p>
          </table:table-cell>
          <table:table-cell table:style-name="Tabla11.D2" table:number-columns-spanned="3" office:value-type="string">
            <text:p text:style-name="P17">Director y administrador d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Prioridad</text:p>
          </table:table-cell>
          <table:table-cell table:style-name="Tabla11.D2" table:number-columns-spanned="3" office:value-type="string">
            <text:p text:style-name="P17">5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querimientos asociados</text:p>
          </table:table-cell>
          <table:table-cell table:style-name="Tabla11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2">Precondiciones</text:p>
          </table:table-cell>
          <table:table-cell table:style-name="Tabla11.D2" table:number-columns-spanned="3" office:value-type="string">
            <text:p text:style-name="P17">Se debe acceder al sistema con perfil de Director o de Administrad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Poscondiciones</text:p>
          </table:table-cell>
          <table:table-cell table:style-name="Tabla11.D2" table:number-columns-spanned="3" office:value-type="string">
            <text:p text:style-name="P17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Criterio de aceptación</text:p>
          </table:table-cell>
          <table:table-cell table:style-name="Tabla11.D2" table:number-columns-spanned="3" office:value-type="string">
            <text:p text:style-name="P17">El requerimiento es aceptado si al realizar la consulta el sistema regresa el resultado esperado y se puedan consultar todos los empleados registrad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11">Función del requerimiento:<text:span text:style-name="T1"> Permitir al operador de la estación consultar a los empleados con cargo auxiliar asignados a la estación que dirige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3.12</text:p>
          </table:table-cell>
        </table:table-row>
        <table:table-row>
          <table:table-cell table:style-name="Tabla12.A2" office:value-type="string">
            <text:p text:style-name="P11">Estado</text:p>
          </table:table-cell>
          <table:table-cell table:style-name="Tabla12.A2" office:value-type="string">
            <text:p text:style-name="P3">Análisis</text:p>
          </table:table-cell>
          <table:table-cell table:style-name="Tabla12.A2" office:value-type="string">
            <text:p text:style-name="P11">Tipo de requerimiento</text:p>
          </table:table-cell>
          <table:table-cell table:style-name="Tabla12.D2" office:value-type="string">
            <text:p text:style-name="P14">Funcional</text:p>
          </table:table-cell>
        </table:table-row>
        <table:table-row>
          <table:table-cell table:style-name="Tabla12.A2" office:value-type="string">
            <text:p text:style-name="P11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11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11">Descripción</text:p>
          </table:table-cell>
          <table:table-cell table:style-name="Tabla12.D2" table:number-columns-spanned="3" office:value-type="string">
            <text:p text:style-name="P15">El sistema debe permitir que el operador de la estación pueda realizar una consulta de todos los empleados con cargo de auxiliar que se encuentran a su cargo, esto es, que se encuentran asignados a la estación que él oper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entrada</text:p>
          </table:table-cell>
          <table:table-cell table:style-name="Tabla12.D2" table:number-columns-spanned="3" office:value-type="string">
            <text:p text:style-name="P17">El sistema solicitará que se ingrese el identificador del empleado. También se puede hacer la consulta por nombre o apellid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salida</text:p>
          </table:table-cell>
          <table:table-cell table:style-name="Tabla12.D2" table:number-columns-spanned="3" office:value-type="string">
            <text:p text:style-name="P17">El sistema desplegará una lista de resultados de consulta a la base de datos con los nombres y apellidos para que el usuario pueda elegir para ver la información mas detallada. La información que desplegara será nombres, apellidos, teléfono, fecha nacimiento, cédula, email, salario, dirección, fecha de ingres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sultados esperados</text:p>
          </table:table-cell>
          <table:table-cell table:style-name="Tabla12.D2" table:number-columns-spanned="3" office:value-type="string">
            <text:p text:style-name="P17">El sistema mostrará a los empleados con cargo de auxiliar que se encuentren registrados en el sistema y que trabajen en la estación a cargo del operador que realizó la consult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Origen</text:p>
          </table:table-cell>
          <table:table-cell table:style-name="Tabla12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irigido a</text:p>
          </table:table-cell>
          <table:table-cell table:style-name="Tabla12.D2" table:number-columns-spanned="3" office:value-type="string">
            <text:p text:style-name="P17">Operador de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Prioridad</text:p>
          </table:table-cell>
          <table:table-cell table:style-name="Tabla12.D2" table:number-columns-spanned="3" office:value-type="string">
            <text:p text:style-name="P17">4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querimientos asociados</text:p>
          </table:table-cell>
          <table:table-cell table:style-name="Tabla12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2">Precondiciones</text:p>
          </table:table-cell>
          <table:table-cell table:style-name="Tabla12.D2" table:number-columns-spanned="3" office:value-type="string">
            <text:p text:style-name="P17">El usuario debe haber accedido con perfil de operador de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Poscondiciones</text:p>
          </table:table-cell>
          <table:table-cell table:style-name="Tabla12.D2" table:number-columns-spanned="3" office:value-type="string">
            <text:p text:style-name="P17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Criterio de aceptación</text:p>
          </table:table-cell>
          <table:table-cell table:style-name="Tabla12.D2" table:number-columns-spanned="3" office:value-type="string">
            <text:p text:style-name="P17">El requerimiento es aceptado si el operador de la estación puede consultar a los auxiliares que están registrados en el sistema y asignados a la estacíon a cargo del operador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Moncada</meta:initial-creator>
    <meta:creation-date>2011-09-11T18:38:06.54</meta:creation-date>
    <meta:generator>OpenOffice.org/3.2$Linux OpenOffice.org_project/320m12$Build-9483</meta:generator>
    <dc:date>2011-09-13T15:05:46</dc:date>
    <dc:creator>Univalle </dc:creator>
    <meta:editing-duration>PT08H56M59S</meta:editing-duration>
    <meta:editing-cycles>32</meta:editing-cycles>
    <meta:document-statistic meta:table-count="12" meta:image-count="0" meta:object-count="0" meta:page-count="12" meta:paragraph-count="424" meta:word-count="2356" meta:character-count="15647"/>
  </office:meta>
</office:document-meta>
</file>